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14e9" officeooo:paragraph-rsid="001514e9"/>
    </style:style>
    <style:style style:name="P2" style:family="paragraph" style:parent-style-name="Standard">
      <style:text-properties officeooo:paragraph-rsid="001514e9"/>
    </style:style>
    <style:style style:name="P3" style:family="paragraph" style:parent-style-name="Standard">
      <style:text-properties officeooo:rsid="0016b86a" officeooo:paragraph-rsid="0016b86a"/>
    </style:style>
    <style:style style:name="P4" style:family="paragraph" style:parent-style-name="Standard">
      <style:text-properties officeooo:paragraph-rsid="0016b86a"/>
    </style:style>
    <style:style style:name="T1" style:family="text">
      <style:text-properties officeooo:rsid="001514e9"/>
    </style:style>
    <style:style style:name="T2" style:family="text">
      <style:text-properties officeooo:rsid="0016b86a"/>
    </style:style>
    <style:style style:name="T3" style:family="text">
      <style:text-properties fo:font-style="italic" officeooo:rsid="0016b86a" style:font-style-asian="italic" style:font-style-complex="italic"/>
    </style:style>
    <style:style style:name="T4" style:family="text">
      <style:text-properties fo:font-style="normal" officeooo:rsid="0016b86a" style:font-style-asian="normal" style:font-style-complex="normal"/>
    </style:style>
    <style:style style:name="T5" style:family="text">
      <style:text-properties officeooo:rsid="001aa2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ngle cell Analysis</text:p>
      <text:p text:style-name="P1"/>
      <text:p text:style-name="P1">Quality Control</text:p>
      <text:p text:style-name="P1"/>
      <text:p text:style-name="P1">Filtering</text:p>
      <text:p text:style-name="P1">Doublet detection</text:p>
      <text:p text:style-name="P1"/>
      <text:p text:style-name="P1">Preparation to integration</text:p>
      <text:p text:style-name="P1"/>
      <text:p text:style-name="P2"><text:span text:style-name="T1">Each sample were normalized by SCTtransform method with glmGamPoi method. High Variable Features were selected on all samples with a top3000. Samples were merged. </text:span></text:p>
      <text:p text:style-name="P2"/>
      <text:p text:style-name="P1">Integration analysis</text:p>
      <text:p text:style-name="P1"/>
      <text:p text:style-name="P2"><text:span text:style-name="T1">We computes PCA on SCT assay, Harmony with different covariates elements as : sample (BM, BW, DM or DW), lineage (B6 or D2) and condition (WT or MDX). Neighbordhood graph were performed on all dimensions of Harmony and Louvain algorithm with 0.7 resolution were run on sknn graph.</text:span></text:p>
      <text:p text:style-name="P2"><text:span text:style-name="T1">Dimension reduction were performed on </text:span><text:span text:style-name="T2">harmony matrix </text:span><text:span text:style-name="T1">with custom parameters : </text:span><text:span text:style-name="T3">perplexity = ncells/100, tsne.method=FItSNE, max_iter=1000, dimensions = 50</text:span><text:span text:style-name="T4">.</text:span></text:p>
      <text:p text:style-name="P2"><text:span text:style-name="T4"/></text:p>
      <text:p text:style-name="P3">Annotation</text:p>
      <text:p text:style-name="P3"/>
      <text:p text:style-name="P4"><text:span text:style-name="T2">We compared 2 methods to annotate integration dataset. </text:span></text:p>
      <text:p text:style-name="P4"/>
      <text:p text:style-name="P4"><text:span text:style-name="T2">First, we used down-sample subset Mckellar et al. dataset (each clusters found were reduced to a maximum 1k barcodes). We used the correlation-based annotation from Seurat tutorial : </text:span></text:p>
      <text:p text:style-name="P4"><text:span text:style-name="T2">Normalized integrate dataset → Find high variable feature → Scaling dataset → Find transfert anchors between downsampling Mckellar dataset and our integrate dataset → Transfert data with use harmony_factorIDs from reference. We grouped populations into 6 larges groupes : Immune Cells, MuSCs, FAPs, Tenocytes, Endothelial Cells, Neural Cells and Mural Cells.</text:span></text:p>
      <text:p text:style-name="P4"/>
      <text:p text:style-name="P3">Second, we performed our own annotation. <text:s text:c="86"/><text:span text:style-name="T5"><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0T11:59:35.649778683</meta:creation-date>
    <dc:date>2023-11-13T15:43:52.603600484</dc:date>
    <meta:editing-duration>P3DT36M10S</meta:editing-duration>
    <meta:editing-cycles>1</meta:editing-cycles>
    <meta:document-statistic meta:table-count="0" meta:image-count="0" meta:object-count="0" meta:page-count="1" meta:paragraph-count="14" meta:word-count="198" meta:character-count="1438" meta:non-whitespace-character-count="1163"/>
    <meta:generator>LibreOffice/6.4.7.2$Linux_X86_64 LibreOffice_project/40$Build-2</meta:generator>
  </office:meta>
</office:document-meta>
</file>